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7cm" fo:min-width="2.5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76cm" fo:min-width="1.4cm"/>
      <style:paragraph-properties style:writing-mode="lr-tb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499cm" fo:min-width="2.599cm"/>
    </style:style>
    <style:style style:name="gr4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487cm" fo:min-width="2.599cm"/>
    </style:style>
    <style:style style:name="gr5" style:family="graphic" style:parent-style-name="objectwithoutfill">
      <style:graphic-properties draw:marker-end="Arrowheads_20_1" draw:marker-end-width="0.152cm" draw:fill="none" draw:textarea-vertical-align="middle"/>
    </style:style>
    <style:style style:name="gr6" style:family="graphic" style:parent-style-name="objectwithoutfill">
      <style:graphic-properties draw:marker-end="Arrowheads_20_2" draw:marker-end-width="0.152cm" draw:fill="none" draw:textarea-vertical-align="middle"/>
    </style:style>
    <style:style style:name="gr7" style:family="graphic" style:parent-style-name="objectwithoutfill">
      <style:graphic-properties draw:marker-end="Arrowheads_20_5" draw:marker-end-width="0.152cm" draw:fill="none" draw:textarea-vertical-align="middle"/>
    </style:style>
    <style:style style:name="gr8" style:family="graphic" style:parent-style-name="objectwithoutfill">
      <style:graphic-properties draw:marker-end="Arrowheads_20_6" draw:marker-end-width="0.15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6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77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099cm" svg:height="0.737cm" svg:x="0.979cm" svg:y="2.881cm">
          <text:p text:style-name="P1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8cm" svg:height="1.05cm" svg:x="0.629cm" svg:y="1.231cm">
          <text:p text:style-name="P1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4" draw:id="id4" draw:layer="layout" svg:width="3.099cm" svg:height="0.749cm" svg:x="0.969cm" svg:y="0.0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.099cm" svg:height="0.737cm" svg:x="0.969cm" svg:y="4.77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line" svg:x1="2.529cm" svg:y1="2.281cm" svg:x2="2.529cm" svg:y2="2.881cm" draw:start-shape="id1" draw:start-glue-point="6" draw:end-shape="id2" draw:end-glue-point="4" svg:d="M2529 2281v600" svg:viewBox="0 0 1 601">
          <text:p/>
        </draw:connector>
        <draw:connector draw:style-name="gr6" draw:text-style-name="P3" draw:layer="layout" svg:x1="0.979cm" svg:y1="3.25cm" svg:x2="0.629cm" svg:y2="1.756cm" draw:start-shape="id2" draw:start-glue-point="5" draw:end-shape="id1" draw:end-glue-point="5" svg:d="M979 3250h-875v-1494h525" svg:viewBox="0 0 876 1495">
          <text:p/>
        </draw:connector>
        <draw:connector draw:style-name="gr7" draw:text-style-name="P3" draw:layer="layout" draw:line-skew="0.324cm 0.899cm" svg:x1="4.429cm" svg:y1="1.756cm" svg:x2="2.519cm" svg:y2="4.773cm" draw:start-shape="id1" draw:start-glue-point="7" draw:end-shape="id3" draw:end-glue-point="4" svg:d="M4429 1756h850v2683h-2760v334" svg:viewBox="0 0 2761 3018">
          <text:p/>
        </draw:connector>
        <draw:connector draw:style-name="gr8" draw:text-style-name="P3" draw:layer="layout" draw:type="line" svg:x1="2.519cm" svg:y1="0.828cm" svg:x2="2.529cm" svg:y2="1.231cm" draw:start-shape="id4" draw:start-glue-point="6" draw:end-shape="id1" draw:end-glue-point="4" svg:d="M2519 828l10 403" svg:viewBox="0 0 11 404">
          <text:p/>
        </draw:connector>
        <draw:frame draw:style-name="gr9" draw:text-style-name="P4" draw:layer="layout" svg:width="1.328cm" svg:height="0.585cm" svg:x="4.157cm" svg:y="1.631cm">
          <draw:text-box>
            <text:p>False</text:p>
          </draw:text-box>
        </draw:frame>
        <draw:frame draw:style-name="gr10" draw:text-style-name="P4" draw:layer="layout" svg:width="1.271cm" svg:height="0.585cm" svg:x="2.358cm" svg:y="2.131cm">
          <draw:text-box>
            <text:p>Tru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588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5T09:27:26.937101842</dc:date>
    <meta:editing-duration>PT1H39M50S</meta:editing-duration>
    <meta:editing-cycles>28</meta:editing-cycles>
    <meta:generator>LibreOffice/7.3.7.2$Linux_X86_64 LibreOffice_project/30$Build-2</meta:generator>
    <meta:document-statistic meta:object-count="10"/>
  </office:meta>
</office:document-meta>
</file>